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928a5" officeooo:paragraph-rsid="000928a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928a5" officeooo:paragraph-rsid="000928a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928a5" officeooo:paragraph-rsid="000928a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928a5" officeooo:paragraph-rsid="000928a5" style:font-size-asian="10.5pt" style:font-size-complex="12pt"/>
    </style:style>
    <style:style style:name="T1" style:family="text">
      <style:text-properties officeooo:rsid="00098f96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ÉCNICO</text:p>
      <text:p text:style-name="P1"/>
      <text:p text:style-name="P2">Java version “1.8.0_201”</text:p>
      <text:p text:style-name="P2"/>
      <text:p text:style-name="P2">Java <text:bookmark-start text:name="__DdeLink__0_4166716716"/>™<text:bookmark-end text:name="__DdeLink__0_4166716716"/> SE Runtime Environment (buid 1.8.0_201-b09)</text:p>
      <text:p text:style-name="P2"/>
      <text:p text:style-name="P2">Java HotSpot ™ 64-bit Server VM (buid 25.201-b09, mixed mode)</text:p>
      <text:p text:style-name="P2"/>
      <text:p text:style-name="P3">IDE donde fue trabajado el proyecto:</text:p>
      <text:p text:style-name="P2"/>
      <text:p text:style-name="P2">Netbeans 8.2</text:p>
      <text:p text:style-name="P2"/>
      <text:p text:style-name="P4"/>
      <text:p text:style-name="P3">Clases del programa:</text:p>
      <text:p text:style-name="P2"/>
      <text:p text:style-name="P3"><text:tab/>PAQUETE ArbolB:</text:p>
      <text:p text:style-name="P2"/>
      <text:p text:style-name="P2"><text:tab/><text:tab/>Nodo.java</text:p>
      <text:p text:style-name="P2"/>
      <text:p text:style-name="P2"><text:tab/><text:tab/><text:tab/><text:span text:style-name="T1">Dentro de esta clase se encuentra todos los datos que cada una de las rutas puede <text:tab/><text:tab/><text:tab/>obtener.</text:span></text:p>
      <text:p text:style-name="P2"/>
      <text:p text:style-name="P2"><text:tab/><text:tab/>NodoArbol.java</text:p>
      <text:p text:style-name="P2"><text:tab/><text:tab/><text:tab/><text:span text:style-name="T1">Dentro de esta clase se encuentra el funcionamiento de X nodo especifico dentro <text:tab/><text:tab/><text:tab/>del arbolB.</text:span></text:p>
      <text:p text:style-name="P2"/>
      <text:p text:style-name="P2"><text:tab/><text:tab/>Raiz.java</text:p>
      <text:p text:style-name="P2"><text:tab/><text:tab/><text:tab/><text:span text:style-name="T1">Aqui se encuentra el funcionamiento del arbolB: insercion, eliminacion y<text:tab/><text:tab/><text:tab/><text:tab/><text:tab/>busqueda.</text:span></text:p>
      <text:p text:style-name="P2"/>
      <text:p text:style-name="P2"><text:tab/><text:span text:style-name="T2">PAQUETE Graphviz:</text:span></text:p>
      <text:p text:style-name="P2"/>
      <text:p text:style-name="P2"><text:tab/><text:tab/>CreacionSubGrafo.java</text:p>
      <text:p text:style-name="P2"><text:tab/><text:tab/><text:tab/><text:span text:style-name="T1">Clase encargada de la creacion del grafo de una ruta especifica.</text:span></text:p>
      <text:p text:style-name="P2"/>
      <text:p text:style-name="P2"><text:tab/><text:tab/>Grafo.java</text:p>
      <text:p text:style-name="P2"><text:tab/><text:tab/><text:tab/><text:span text:style-name="T1">Clase encargada de crear el grafo del arbolB.</text:span></text:p>
      <text:p text:style-name="P2"/>
      <text:p text:style-name="P2"><text:tab/><text:span text:style-name="T2">PAQUETE OperacionesDistancia:</text:span></text:p>
      <text:p text:style-name="P2"/>
      <text:p text:style-name="P2"><text:tab/><text:tab/>CalculoRutas.java</text:p>
      <text:p text:style-name="P2"><text:tab/><text:tab/><text:tab/><text:span text:style-name="T1">Clase encargada de buscar todas y cada una de las rutas posibles para movilizarse <text:tab/><text:tab/><text:tab/>de un punto a otro dependiendo si se desea ir en automovil o a pie.</text:span></text:p>
      <text:p text:style-name="P2"/>
      <text:p text:style-name="P2"><text:tab/><text:tab/>ListaDestinos.java</text:p>
      <text:p text:style-name="P2"><text:tab/><text:tab/><text:tab/><text:span text:style-name="T1">Clase encargada de guardar todos los destinos posibles del archivo de texto.</text:span></text:p>
      <text:p text:style-name="P2"/>
      <text:p text:style-name="P2"/>
      <text:p text:style-name="P2"><text:soft-page-break/><text:tab/><text:tab/>MejoresRutas.java</text:p>
      <text:p text:style-name="P2"><text:tab/><text:tab/><text:tab/><text:span text:style-name="T1">Clase encargada de buscar la optimizacion en cada ruta según los parametros que <text:tab/><text:tab/><text:tab/>se le indiquen.</text:span></text:p>
      <text:p text:style-name="P2"><text:tab/></text:p>
      <text:p text:style-name="P3"><text:tab/>PAQUETE entrada:</text:p>
      <text:p text:style-name="P2"/>
      <text:p text:style-name="P2"><text:tab/><text:tab/>ArchivoEntrada.java</text:p>
      <text:p text:style-name="P2">/<text:tab/><text:tab/><text:tab/><text:span text:style-name="T1">Clase encargada de organizar los datos del archivo de texto.</text:span></text:p>
      <text:p text:style-name="P2"/>
      <text:p text:style-name="P3"><text:tab/>PAQUETE interfaz:</text:p>
      <text:p text:style-name="P2"/>
      <text:p text:style-name="P2"><text:tab/><text:tab/>RutaEspecifica.java</text:p>
      <text:p text:style-name="P2"><text:tab/><text:tab/><text:tab/><text:span text:style-name="T1">Clase utilizada unicamente para mostrar la imagen de una ruta especifica.</text:span></text:p>
      <text:p text:style-name="P2"/>
      <text:p text:style-name="P2"><text:tab/><text:tab/>RutasPosibles.java</text:p>
      <text:p text:style-name="P2"><text:tab/><text:tab/><text:tab/><text:span text:style-name="T1">Interfaz para mostrar todas las rutas posibles para un destino especifico.</text:span></text:p>
      <text:p text:style-name="P2"/>
      <text:p text:style-name="P2"><text:tab/><text:tab/>VentanaPrincipal.java</text:p>
      <text:p text:style-name="P2"><text:tab/><text:tab/><text:tab/><text:span text:style-name="T1">Interfaz donde el usuario ingresa el archivo de texto y se crea el disenio del <text:tab/><text:tab/><text:tab/><text:tab/>mapa.</text:span></text:p>
      <text:p text:style-name="P2"><text:tab/><text:span text:style-name="T2"><text:tab/></text:span></text:p>
      <text:p text:style-name="P3"><text:tab/>PAQUETE pollitos:</text:p>
      <text:p text:style-name="P3"/>
      <text:p text:style-name="P2"><text:tab/><text:tab/>DatosCamino.java</text:p>
      <text:p text:style-name="P2"><text:tab/><text:tab/><text:tab/><text:span text:style-name="T1">Clase para almacenar todos los datos del archivo de entrada.</text:span></text:p>
      <text:p text:style-name="P2"/>
      <text:p text:style-name="P2"><text:tab/><text:tab/>EstadisticasRutas.java</text:p>
      <text:p text:style-name="P2"><text:tab/><text:tab/><text:tab/><text:span text:style-name="T1">Clase para almacenar datos de las estadisticas que se encuentren en cada ruta.</text:span></text:p>
      <text:p text:style-name="P2"/>
      <text:p text:style-name="P2"><text:tab/><text:span text:style-name="T2">PAQUETE proyectoFinal:</text:span></text:p>
      <text:p text:style-name="P2"/>
      <text:p text:style-name="P2"><text:tab/><text:tab/>ProyectoFinal.java</text:p>
      <text:p text:style-name="P2"><text:tab/><text:tab/><text:tab/><text:span text:style-name="T1">Main del proyec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2:15:09.283012458</meta:creation-date>
    <dc:date>2020-05-18T22:42:02.542916659</dc:date>
    <meta:editing-duration>PT13S</meta:editing-duration>
    <meta:editing-cycles>1</meta:editing-cycles>
    <meta:document-statistic meta:table-count="0" meta:image-count="0" meta:object-count="0" meta:page-count="2" meta:paragraph-count="46" meta:word-count="256" meta:character-count="1843" meta:non-whitespace-character-count="1527"/>
    <meta:generator>LibreOffice/6.0.7.3$Linux_X86_64 LibreOffice_project/00m0$Build-3</meta:generator>
  </office:meta>
</office:document-meta>
</file>